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Helvetica Neue1" svg:font-family="'Helvetica Neue', Helvetica, Arial, sans-serif"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fo:font-size="12pt" style:font-size-asian="12pt" style:font-size-complex="12pt"/>
    </style:style>
    <style:style style:name="P2" style:family="paragraph" style:parent-style-name="Standard">
      <style:text-properties style:font-name="FreeMono"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FreeMono" fo:font-size="14pt" fo:font-weight="bold" style:font-size-asian="14pt" style:font-weight-asian="bold" style:font-size-complex="14pt" style:font-weight-complex="bold"/>
    </style:style>
    <style:style style:name="P4" style:family="paragraph" style:parent-style-name="Standard">
      <style:text-properties fo:font-variant="normal" fo:text-transform="none" fo:color="#333333" style:font-name="FreeMono" fo:font-size="12pt" fo:letter-spacing="normal" fo:font-style="normal" fo:font-weight="normal" style:font-size-asian="12pt" style:font-size-complex="12pt"/>
    </style:style>
    <style:style style:name="P5" style:family="paragraph" style:parent-style-name="Standard" style:list-style-name="L1">
      <style:text-properties style:font-name="FreeMono" fo:font-size="12pt" style:font-size-asian="12pt" style:font-size-complex="12pt"/>
    </style:style>
    <style:style style:name="T1" style:family="text">
      <style:text-properties fo:font-variant="normal" fo:text-transform="none" fo:color="#333333" style:font-name="FreeMono" fo:font-size="12pt" fo:letter-spacing="normal" fo:font-style="normal" fo:font-weight="normal" style:font-size-asian="12pt" style:font-size-complex="12pt"/>
    </style:style>
    <style:style style:name="T2" style:family="text">
      <style:text-properties fo:font-variant="normal" fo:text-transform="none" fo:color="#333333" style:font-name="FreeMono" fo:font-size="12pt" fo:letter-spacing="normal" fo:font-style="normal" fo:font-weight="normal" officeooo:rsid="0019237e" style:font-size-asian="12pt" style:font-size-complex="12pt"/>
    </style:style>
    <style:style style:name="T3" style:family="text">
      <style:text-properties fo:font-variant="normal" fo:text-transform="none" fo:color="#333333" style:font-name="FreeMono" fo:font-size="12pt" fo:letter-spacing="normal" fo:font-style="normal" fo:font-weight="normal" fo:background-color="transparent" loext:char-shading-value="0" style:font-size-asian="12pt" style:font-size-complex="12pt" loext:padding="0cm" loext:border="none"/>
    </style:style>
    <style:style style:name="T4" style:family="text">
      <style:text-properties fo:font-variant="normal" fo:text-transform="none" fo:color="#c7254e" style:font-name="FreeMono" fo:font-size="12pt" fo:letter-spacing="normal" fo:font-style="normal" fo:font-weight="normal" fo:background-color="#f9f2f4" loext:char-shading-value="0" style:font-size-asian="12pt" style:font-size-complex="12pt" loext:padding="0cm" loext:border="none"/>
    </style:style>
    <style:style style:name="T5" style:family="text">
      <style:text-properties fo:font-variant="normal" fo:text-transform="none" fo:color="#c7254e" style:font-name="FreeMono" fo:font-size="12pt" fo:letter-spacing="normal" fo:font-style="normal" fo:font-weight="normal" officeooo:rsid="0019237e" fo:background-color="#f9f2f4" loext:char-shading-value="0" style:font-size-asian="12pt" style:font-size-complex="12pt" loext:padding="0cm" loext:border="none"/>
    </style:style>
    <style:style style:name="T6" style:family="text">
      <style:text-properties fo:font-weight="bold" style:font-weight-asian="bold" style:font-weight-complex="bold"/>
    </style:style>
    <style:style style:name="T7" style:family="text">
      <style:text-properties style:font-name="FreeMono" fo:font-size="12pt" style:font-size-asian="12pt" style:font-size-complex="12pt"/>
    </style:style>
    <style:style style:name="T8" style:family="text">
      <style:text-properties style:font-name="FreeMono" fo:font-size="12pt" officeooo:rsid="001e556d" style:font-size-asian="12pt" style:font-size-complex="12pt"/>
    </style:style>
    <style:style style:name="T9" style:family="text">
      <style:text-properties style:font-name="FreeMono" fo:font-size="12pt" fo:font-weight="bold" style:font-size-asian="12pt" style:font-weight-asian="bold" style:font-size-complex="12pt" style:font-weight-complex="bold"/>
    </style:style>
    <style:style style:name="T10" style:family="text">
      <style:text-properties officeooo:rsid="001eb0f2"/>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ssandra Installation</text:p>
      <text:p text:style-name="P1"/>
      <text:p text:style-name="P1"/>
      <text:p text:style-name="P1"/>
      <text:p text:style-name="P1">How To Install Cassandra and Run a Single-Node Cluster on Ubuntu 14.04</text:p>
      <text:p text:style-name="P1"/>
      <text:p text:style-name="P1"/>
      <text:p text:style-name="Standard"><text:span text:style-name="T1">Add the Apache repository of Cassandra to </text:span><text:span text:style-name="Source_20_Text"><text:span text:style-name="T4">/etc/apt/sources.list.d/cassandra.sources.list</text:span></text:span><text:span text:style-name="T1">, for example for version 3.10:</text:span></text:p>
      <text:p text:style-name="P4"/>
      <text:p text:style-name="Standard"><text:span text:style-name="Source_20_Text"><text:span text:style-name="T3">echo "deb http://www.apache.org/dist/cassandra/debian 310x main" | sudo tee -a /etc/apt/sources.list.d/cassandra.sources.list</text:span></text:span></text:p>
      <text:p text:style-name="Standard"><text:span text:style-name="Source_20_Text"><text:span text:style-name="T3"/></text:span></text:p>
      <text:p text:style-name="P1"><text:span text:style-name="T6">The add the repo's source</text:span>:<text:line-break/></text:p>
      <text:p text:style-name="Standard"><text:span text:style-name="Source_20_Text"><text:span text:style-name="T7">echo "deb-src http://www.apache.org/dist/cassandra/debian </text:span></text:span><text:span text:style-name="Source_20_Text"><text:span text:style-name="T8">310</text:span></text:span><text:span text:style-name="Source_20_Text"><text:span text:style-name="T7">x main" | sudo tee -a /etc/apt/sources.list.d/cassandra.sources.list<text:line-break/></text:span></text:span></text:p>
      <text:p text:style-name="P1"><text:span text:style-name="T6">Add the Apache Cassandra repository keys</text:span>:</text:p>
      <text:p text:style-name="Standard"><text:span text:style-name="Source_20_Text"><text:span text:style-name="T3">curl https://www.apache.org/dist/cassandra/KEYS | sudo apt-key add -</text:span></text:span></text:p>
      <text:p text:style-name="P1"><text:span text:style-name="T6">Update the repositories</text:span>:</text:p>
      <text:p text:style-name="Standard"><text:span text:style-name="Source_20_Text"><text:span text:style-name="T3">sudo apt-get update</text:span></text:span></text:p>
      <text:p text:style-name="P1"/>
      <text:p text:style-name="P1"><text:span text:style-name="T6">If you encounter this error while installing cassandra</text:span>:</text:p>
      <text:p text:style-name="P1"/>
      <text:p text:style-name="P1">GPG error: http://www.apache.org 310x InRelease: The following signatures couldn't be verified because the public key is not available: NO_PUBKEY A278B781FE4B2BDA</text:p>
      <text:p text:style-name="P1"/>
      <text:p text:style-name="P1">Then add the public key A278B781FE4B2BDA as follows:</text:p>
      <text:p text:style-name="P1"/>
      <text:p text:style-name="P2">gpg --keyserver pgp.mit.edu --recv-keys A278B781FE4B2BDA</text:p>
      <text:p text:style-name="P2">gpg --export --armor A278B781FE4B2BDA | sudo apt-key add -</text:p>
      <text:p text:style-name="P1"/>
      <text:p text:style-name="P1">and repeat<text:span text:style-name="T6"> sudo apt-get update</text:span>. The actual key may be different, you get it from the error message itself. <text:s/></text:p>
      <text:p text:style-name="P1"/>
      <text:p text:style-name="P1"><text:span text:style-name="T6">If you don't get any error then do the following steps</text:span>:</text:p>
      <text:p text:style-name="P1"/>
      <text:p text:style-name="P1">To avoid package signature warnings during package updates, we need to add three public keys from the Apache Software Foundation associated with the package repositories.</text:p>
      <text:p text:style-name="P1"/>
      <text:p text:style-name="P1">Add the <text:span text:style-name="T10">keys using </text:span>this pair of commands, which must be run one after the other:</text:p>
      <text:p text:style-name="P1"/>
      <text:p text:style-name="Standard"><text:span text:style-name="Source_20_Text"><text:span text:style-name="T9">gpg --keyserver pgp.mit.edu --recv-keys F758CE318D77295D</text:span></text:span></text:p>
      <text:p text:style-name="Standard"><text:span text:style-name="Source_20_Text"><text:span text:style-name="T9">gpg --export --armor F758CE318D77295D | sudo apt-key add -</text:span></text:span></text:p>
      <text:p text:style-name="Standard"><text:span text:style-name="Source_20_Text"><text:span text:style-name="T9"/></text:span></text:p>
      <text:p text:style-name="Standard"><text:span text:style-name="Source_20_Text"><text:span text:style-name="T9">gpg --keyserver pgp.mit.edu --recv-keys 2B5C1B00</text:span></text:span></text:p>
      <text:p text:style-name="Standard"><text:span text:style-name="Source_20_Text"><text:span text:style-name="T9">gpg --export --armor 2B5C1B00 | sudo apt-key add -</text:span></text:span></text:p>
      <text:p text:style-name="Standard"><text:span text:style-name="Source_20_Text"><text:span text:style-name="T9"/></text:span></text:p>
      <text:p text:style-name="Standard"><text:span text:style-name="Source_20_Text"><text:span text:style-name="T9">gpg --keyserver pgp.mit.edu --recv-keys 0353B12C</text:span></text:span></text:p>
      <text:p text:style-name="Standard"><text:span text:style-name="Source_20_Text"><text:span text:style-name="T9">gpg --export --armor 0353B12C | sudo apt-key add -</text:span></text:span></text:p>
      <text:p text:style-name="Standard"><text:span text:style-name="Source_20_Text"><text:span text:style-name="T7"/></text:span></text:p>
      <text:p text:style-name="Standard"><text:span text:style-name="Source_20_Text"><text:span text:style-name="T7">and repeat</text:span></text:span><text:span text:style-name="Source_20_Text"><text:span text:style-name="T9"> sudo apt-get update</text:span></text:span><text:span text:style-name="Source_20_Text"><text:span text:style-name="T7">.</text:span></text:span></text:p>
      <text:p text:style-name="Standard"><text:span text:style-name="Source_20_Text"><text:span text:style-name="T7"/></text:span></text:p>
      <text:p text:style-name="P1"><text:soft-page-break/><text:span text:style-name="T6">reference</text:span>:</text:p>
      <text:p text:style-name="P1">https://www.digitalocean.com/community/tutorials/how-to-install-cassandra-and-run-a-single-node-cluster-on-ubuntu-14-04</text:p>
      <text:p text:style-name="P1"/>
      <text:p text:style-name="P1">(There are times when running apt-get update in Ubuntu will result in error messages such as the above:</text:p>
      <text:p text:style-name="P1"><text:tab/>If these errors aren’t fixed, apt will have problems when installing or upgrading packages. </text:p>
      <text:p text:style-name="P1"><text:tab/>The apt packaging system has a set of trusted keys that determine whether a package can be authenticated and therefore trusted to be installed on the system. Sometimes the system does not have all the keys it needs and runs into this issue. Fortunately, there is a quick fix. Each key that is listed as missing needs to be added to the apt key manager so that it can authenticate the packages.</text:p>
      <text:p text:style-name="P1">Looking at the error above, apt is telling us that the following key is missing: A278B781FE4B2BDA. Notice that these are listed multiple times. Each unique key will only need to be added once.)</text:p>
      <text:p text:style-name="P1"/>
      <text:p text:style-name="P1"/>
      <text:p text:style-name="P1"><text:span text:style-name="T6">Install Cassandra</text:span>:</text:p>
      <text:p text:style-name="Standard"><text:span text:style-name="Source_20_Text"><text:span text:style-name="T3">sudo apt-get install cassandra</text:span></text:span></text:p>
      <text:list xml:id="list619896289326400640" text:style-name="L1">
        <text:list-header>
          <text:p text:style-name="P5"/>
        </text:list-header>
      </text:list>
      <text:p text:style-name="Standard"><text:span text:style-name="T2">You can start Cassandra with </text:span><text:span text:style-name="Source_20_Text"><text:span text:style-name="T5">sudo service cassandra start</text:span></text:span><text:span text:style-name="T2"> and stop it with </text:span><text:span text:style-name="Source_20_Text"><text:span text:style-name="T5">sudo service cassandra stop</text:span></text:span><text:span text:style-name="T2">. However, normally the service will start automatically. For this reason be sure to stop it if you need to make any configuration changes.</text:span></text:p>
      <text:p text:style-name="Standard"><text:span text:style-name="T1">Verify that Cassandra is running by invoking </text:span><text:span text:style-name="Source_20_Text"><text:span text:style-name="T4">nodetool status</text:span></text:span><text:span text:style-name="T1"> from the command line.</text:span></text:p>
      <text:p text:style-name="Standard"><text:span text:style-name="T1">The default location of configuration files is </text:span><text:span text:style-name="Source_20_Text"><text:span text:style-name="T4">/etc/cassandra</text:span></text:span><text:span text:style-name="T1">.</text:span></text:p>
      <text:p text:style-name="Standard"><text:span text:style-name="T1">The default location of log and data directories is </text:span><text:span text:style-name="Source_20_Text"><text:span text:style-name="T4">/var/log/cassandra/</text:span></text:span><text:span text:style-name="T1"> and </text:span><text:span text:style-name="Source_20_Text"><text:span text:style-name="T4">/var/lib/cassandra</text:span></text:span><text:span text:style-name="T1">.</text:span></text:p>
      <text:p text:style-name="Standard"><text:span text:style-name="T1">Start-up options (heap size, etc) can be configured in </text:span><text:span text:style-name="Source_20_Text"><text:span text:style-name="T4">/etc/default/cassandra</text:span></text:span><text:span text:style-name="T1">.</text:span></text:p>
      <text:p text:style-name="Standard"><text:span text:style-name="Source_20_Text"><text:span text:style-name="T3"/></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Helvetica Neue1" svg:font-family="'Helvetica Neue', Helvetica, Arial, sans-serif"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17:20:31.815882230</meta:creation-date>
    <dc:date>2017-03-01T15:49:18.605019877</dc:date>
    <meta:editing-duration>PT7H31M7S</meta:editing-duration>
    <meta:editing-cycles>10</meta:editing-cycles>
    <meta:generator>LibreOffice/5.1.6.2$Linux_X86_64 LibreOffice_project/10m0$Build-2</meta:generator>
    <meta:document-statistic meta:table-count="0" meta:image-count="0" meta:object-count="0" meta:page-count="2" meta:paragraph-count="40" meta:word-count="484" meta:character-count="3302" meta:non-whitespace-character-count="2867"/>
  </office:meta>
</office:document-meta>
</file>